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7.996cm" table:align="left"/>
    </style:style>
    <style:style style:name="Table1.A" style:family="table-column">
      <style:table-column-properties style:column-width="0.848cm"/>
    </style:style>
    <style:style style:name="Table1.B" style:family="table-column">
      <style:table-column-properties style:column-width="27.14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margin-top="0cm" fo:margin-bottom="0cm" loext:contextual-spacing="false" style:line-height-at-least="0.556cm" fo:text-indent="0cm" style:auto-text-indent="false"/>
      <style:text-properties style:font-name="Ubuntu Mono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style:line-height-at-least="0.556cm" fo:text-indent="0cm" style:auto-text-indent="false"/>
      <style:text-properties fo:color="#0099ff" style:font-name="Ubuntu Mono" fo:font-style="normal" style:font-style-asian="normal" style:font-style-complex="normal"/>
    </style:style>
    <style:style style:name="P3" style:family="paragraph" style:parent-style-name="Preformatted_20_Text">
      <style:paragraph-properties fo:margin-top="0cm" fo:margin-bottom="0cm" loext:contextual-spacing="false" style:line-height-at-least="0.556cm"/>
      <style:text-properties style:font-name="Ubuntu Mono"/>
    </style:style>
    <style:style style:name="P4" style:family="paragraph" style:parent-style-name="Preformatted_20_Text">
      <style:paragraph-properties fo:margin-top="0cm" fo:margin-bottom="0cm" loext:contextual-spacing="false" style:line-height-at-least="0.556cm"/>
      <style:text-properties style:font-name="Ubuntu Mono" fo:font-style="normal" style:font-style-asian="normal" style:font-style-complex="normal"/>
    </style:style>
    <style:style style:name="P5" style:family="paragraph" style:parent-style-name="Preformatted_20_Text">
      <style:paragraph-properties fo:margin-top="0cm" fo:margin-bottom="0cm" loext:contextual-spacing="false" style:line-height-at-least="0.556cm"/>
      <style:text-properties fo:color="#0099ff" style:font-name="Ubuntu Mono" fo:font-style="normal" style:font-style-asian="normal" style:font-style-complex="normal"/>
    </style:style>
    <style:style style:name="P6" style:family="paragraph" style:parent-style-name="Standard">
      <style:text-properties style:font-name="Ubuntu Mono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000000" fo:font-weight="bold"/>
    </style:style>
    <style:style style:name="T2" style:family="text">
      <style:text-properties fo:color="#006699" fo:font-weight="bold"/>
    </style:style>
    <style:style style:name="T3" style:family="text">
      <style:text-properties fo:color="#00ccff" fo:font-weight="bold"/>
    </style:style>
    <style:style style:name="T4" style:family="text">
      <style:text-properties fo:color="#007788" fo:font-weight="bold"/>
    </style:style>
    <style:style style:name="T5" style:family="text">
      <style:text-properties fo:color="#cc00ff"/>
    </style:style>
    <style:style style:name="T6" style:family="text">
      <style:text-properties fo:color="#555555"/>
    </style:style>
    <style:style style:name="T7" style:family="text">
      <style:text-properties fo:color="#ff6600"/>
    </style:style>
    <style:style style:name="T8" style:family="text">
      <style:text-properties fo:color="#336666"/>
    </style:style>
    <style:style style:name="T9" style:family="text">
      <style:text-properties fo:color="#cc3300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1" table:style-name="Table1">
        <table:table-column table:style-name="Table1.A"/>
        <table:table-column table:style-name="Table1.B"/>
        <table:table-row table:style-name="TableLine94399315494048">
          <table:table-cell table:style-name="Table1.A1" office:value-type="string">
            <text:p text:style-name="P1"><text:s text:c="2"/>1</text:p>
            <text:p text:style-name="P3"><text:s text:c="2"/>2</text:p>
            <text:p text:style-name="P3"><text:s text:c="2"/>3</text:p>
            <text:p text:style-name="P3"><text:s text:c="2"/>4</text:p>
            <text:p text:style-name="P3"><text:s text:c="2"/>5</text:p>
            <text:p text:style-name="P3"><text:s text:c="2"/>6</text:p>
            <text:p text:style-name="P3"><text:s text:c="2"/>7</text:p>
            <text:p text:style-name="P3"><text:s text:c="2"/>8</text:p>
            <text:p text:style-name="P3"><text:s text:c="2"/>9</text:p>
            <text:p text:style-name="P3"><text:s/>10</text:p>
            <text:p text:style-name="P3"><text:s/>11</text:p>
            <text:p text:style-name="P3"><text:s/>12</text:p>
            <text:p text:style-name="P3"><text:s/>13</text:p>
            <text:p text:style-name="P3"><text:s/>14</text:p>
            <text:p text:style-name="P3"><text:s/>15</text:p>
            <text:p text:style-name="P3"><text:s/>16</text:p>
            <text:p text:style-name="P3"><text:s/>17</text:p>
            <text:p text:style-name="P3"><text:s/>18</text:p>
            <text:p text:style-name="P3"><text:s/>19</text:p>
            <text:p text:style-name="P3"><text:s/>20</text:p>
            <text:p text:style-name="P3"><text:s/>21</text:p>
            <text:p text:style-name="P3"><text:s/>22</text:p>
            <text:p text:style-name="P3"><text:s/>23</text:p>
            <text:p text:style-name="P3"><text:s/>24</text:p>
            <text:p text:style-name="P3"><text:s/>25</text:p>
            <text:p text:style-name="P3"><text:s/>26</text:p>
            <text:p text:style-name="P3"><text:s/>27</text:p>
            <text:p text:style-name="P3"><text:s/>28</text:p>
            <text:p text:style-name="P3"><text:s/>29</text:p>
            <text:p text:style-name="P3"><text:s/>30</text:p>
            <text:p text:style-name="P3"><text:s/>31</text:p>
            <text:p text:style-name="P3"><text:s/>32</text:p>
            <text:p text:style-name="P3"><text:s/>33</text:p>
            <text:p text:style-name="P3"><text:s/>34</text:p>
            <text:p text:style-name="P3"><text:s/>35</text:p>
            <text:p text:style-name="P3"><text:s/>36</text:p>
            <text:p text:style-name="P3"><text:s/>37</text:p>
            <text:p text:style-name="P3"><text:s/>38</text:p>
            <text:p text:style-name="P3"><text:s/>39</text:p>
            <text:p text:style-name="P3"><text:s/>40</text:p>
            <text:p text:style-name="P3"><text:s/>41</text:p>
            <text:p text:style-name="P3"><text:s/>42</text:p>
            <text:p text:style-name="P3"><text:s/>43</text:p>
            <text:p text:style-name="P3"><text:s/>44</text:p>
            <text:p text:style-name="P3"><text:s/>45</text:p>
            <text:p text:style-name="P3"><text:s/>46</text:p>
            <text:p text:style-name="P3"><text:s/>47</text:p>
            <text:p text:style-name="P3"><text:s/>48</text:p>
            <text:p text:style-name="P3"><text:s/>49</text:p>
            <text:p text:style-name="P3"><text:s/>50</text:p>
            <text:p text:style-name="P3"><text:s/>51</text:p>
            <text:p text:style-name="P3"><text:soft-page-break/><text:s/>52</text:p>
            <text:p text:style-name="P3"><text:s/>53</text:p>
            <text:p text:style-name="P3"><text:s/>54</text:p>
            <text:p text:style-name="P3"><text:s/>55</text:p>
            <text:p text:style-name="P3"><text:s/>56</text:p>
            <text:p text:style-name="P3"><text:s/>57</text:p>
            <text:p text:style-name="P3"><text:s/>58</text:p>
            <text:p text:style-name="P3"><text:s/>59</text:p>
            <text:p text:style-name="P3"><text:s/>60</text:p>
            <text:p text:style-name="P3"><text:s/>61</text:p>
            <text:p text:style-name="P3"><text:s/>62</text:p>
            <text:p text:style-name="P3"><text:s/>63</text:p>
            <text:p text:style-name="P3"><text:s/>64</text:p>
            <text:p text:style-name="P3"><text:s/>65</text:p>
            <text:p text:style-name="P3"><text:s/>66</text:p>
            <text:p text:style-name="P3"><text:s/>67</text:p>
            <text:p text:style-name="P3"><text:s/>68</text:p>
            <text:p text:style-name="P3"><text:s/>69</text:p>
            <text:p text:style-name="P3"><text:s/>70</text:p>
            <text:p text:style-name="P3"><text:s/>71</text:p>
            <text:p text:style-name="P3"><text:s/>72</text:p>
            <text:p text:style-name="P3"><text:s/>73</text:p>
            <text:p text:style-name="P3"><text:s/>74</text:p>
            <text:p text:style-name="P3"><text:s/>75</text:p>
            <text:p text:style-name="P3"><text:s/>76</text:p>
            <text:p text:style-name="P3"><text:s/>77</text:p>
            <text:p text:style-name="P3"><text:s/>78</text:p>
            <text:p text:style-name="P3"><text:s/>79</text:p>
            <text:p text:style-name="P3"><text:s/>80</text:p>
            <text:p text:style-name="P3"><text:s/>81</text:p>
            <text:p text:style-name="P3"><text:s/>82</text:p>
            <text:p text:style-name="P3"><text:s/>83</text:p>
            <text:p text:style-name="P3"><text:s/>84</text:p>
            <text:p text:style-name="P3"><text:s/>85</text:p>
            <text:p text:style-name="P3"><text:s/>86</text:p>
            <text:p text:style-name="P3"><text:s/>87</text:p>
            <text:p text:style-name="P3"><text:s/>88</text:p>
            <text:p text:style-name="P3"><text:s/>89</text:p>
            <text:p text:style-name="P3"><text:s/>90</text:p>
            <text:p text:style-name="P3"><text:s/>91</text:p>
            <text:p text:style-name="P3"><text:s/>92</text:p>
            <text:p text:style-name="P3"><text:s/>93</text:p>
            <text:p text:style-name="P3"><text:s/>94</text:p>
            <text:p text:style-name="P3"><text:s/>95</text:p>
            <text:p text:style-name="P3"><text:s/>96</text:p>
            <text:p text:style-name="P3"><text:s/>97</text:p>
            <text:p text:style-name="P3"><text:s/>98</text:p>
            <text:p text:style-name="P3"><text:s/>99</text:p>
            <text:p text:style-name="P3">100</text:p>
            <text:p text:style-name="P3">101</text:p>
            <text:p text:style-name="P3">102</text:p>
            <text:p text:style-name="P3">103</text:p>
            <text:p text:style-name="P3"><text:soft-page-break/>104</text:p>
            <text:p text:style-name="P3">105</text:p>
            <text:p text:style-name="P3">106</text:p>
            <text:p text:style-name="P3">107</text:p>
            <text:p text:style-name="P3">108</text:p>
            <text:p text:style-name="P3">109</text:p>
            <text:p text:style-name="P3">110</text:p>
            <text:p text:style-name="P3">111</text:p>
            <text:p text:style-name="P3">112</text:p>
            <text:p text:style-name="P3">113</text:p>
            <text:p text:style-name="P3">114</text:p>
            <text:p text:style-name="P3">115</text:p>
            <text:p text:style-name="P3">116</text:p>
            <text:p text:style-name="P3">117</text:p>
            <text:p text:style-name="P3">118</text:p>
            <text:p text:style-name="P3">119</text:p>
            <text:p text:style-name="P3">120</text:p>
            <text:p text:style-name="P3">121</text:p>
            <text:p text:style-name="P3">122</text:p>
            <text:p text:style-name="P3">123</text:p>
            <text:p text:style-name="P3">124</text:p>
            <text:p text:style-name="P3">125</text:p>
            <text:p text:style-name="P3">126</text:p>
            <text:p text:style-name="P3">127</text:p>
            <text:p text:style-name="P3">128</text:p>
            <text:p text:style-name="P3">129</text:p>
            <text:p text:style-name="P3">130</text:p>
            <text:p text:style-name="P3">131</text:p>
            <text:p text:style-name="P3">132</text:p>
            <text:p text:style-name="P3">133</text:p>
            <text:p text:style-name="P3">134</text:p>
            <text:p text:style-name="P3">135</text:p>
            <text:p text:style-name="P3">136</text:p>
            <text:p text:style-name="P3">137</text:p>
            <text:p text:style-name="P3">138</text:p>
            <text:p text:style-name="P3">139</text:p>
            <text:p text:style-name="P3">140</text:p>
            <text:p text:style-name="P3">141</text:p>
            <text:p text:style-name="P3">142</text:p>
            <text:p text:style-name="P3">143</text:p>
            <text:p text:style-name="P3">144</text:p>
            <text:p text:style-name="P3">145</text:p>
            <text:p text:style-name="P3">146</text:p>
            <text:p text:style-name="P3">147</text:p>
            <text:p text:style-name="P3">148</text:p>
            <text:p text:style-name="P3">149</text:p>
            <text:p text:style-name="P3">150</text:p>
            <text:p text:style-name="P3">151</text:p>
            <text:p text:style-name="P3">152</text:p>
            <text:p text:style-name="P3">153</text:p>
            <text:p text:style-name="P3">154</text:p>
            <text:p text:style-name="P3">155</text:p>
            <text:p text:style-name="P3"><text:soft-page-break/>156</text:p>
            <text:p text:style-name="P3">157</text:p>
            <text:p text:style-name="P3">158</text:p>
            <text:p text:style-name="P3">159</text:p>
            <text:p text:style-name="P3">160</text:p>
            <text:p text:style-name="P3">161</text:p>
            <text:p text:style-name="P3">162</text:p>
            <text:p text:style-name="P3">163</text:p>
            <text:p text:style-name="P3">164</text:p>
            <text:p text:style-name="P3">165</text:p>
            <text:p text:style-name="P3">166</text:p>
            <text:p text:style-name="P3">167</text:p>
            <text:p text:style-name="P3">168</text:p>
            <text:p text:style-name="P3">169</text:p>
            <text:p text:style-name="P3">170</text:p>
            <text:p text:style-name="P3">171</text:p>
            <text:p text:style-name="P3">172</text:p>
            <text:p text:style-name="P3">173</text:p>
            <text:p text:style-name="P3">174</text:p>
            <text:p text:style-name="P3">175</text:p>
            <text:p text:style-name="P3">176</text:p>
            <text:p text:style-name="P3">177</text:p>
            <text:p text:style-name="P3">178</text:p>
            <text:p text:style-name="P3">179</text:p>
            <text:p text:style-name="P3">180</text:p>
            <text:p text:style-name="P3">181</text:p>
            <text:p text:style-name="P3">182</text:p>
            <text:p text:style-name="P3">183</text:p>
            <text:p text:style-name="P3">184</text:p>
            <text:p text:style-name="P3">185</text:p>
            <text:p text:style-name="P3">186</text:p>
            <text:p text:style-name="P3">187</text:p>
            <text:p text:style-name="P3">188</text:p>
            <text:p text:style-name="P3">189</text:p>
            <text:p text:style-name="P3">190</text:p>
            <text:p text:style-name="P3">191</text:p>
            <text:p text:style-name="P3">192</text:p>
            <text:p text:style-name="P3">193</text:p>
            <text:p text:style-name="P3">194</text:p>
            <text:p text:style-name="P3">195</text:p>
            <text:p text:style-name="P3">196</text:p>
            <text:p text:style-name="P3">197</text:p>
            <text:p text:style-name="P3">198</text:p>
            <text:p text:style-name="P3">199</text:p>
            <text:p text:style-name="P3">200</text:p>
            <text:p text:style-name="P3">201</text:p>
            <text:p text:style-name="P3">202</text:p>
            <text:p text:style-name="P3">203</text:p>
            <text:p text:style-name="P3">204</text:p>
            <text:p text:style-name="P3">205</text:p>
            <text:p text:style-name="P3">206</text:p>
            <text:p text:style-name="P3">207</text:p>
            <text:p text:style-name="P3"><text:soft-page-break/>208</text:p>
            <text:p text:style-name="P3">209</text:p>
            <text:p text:style-name="P3">210</text:p>
            <text:p text:style-name="P3">211</text:p>
            <text:p text:style-name="P3">212</text:p>
            <text:p text:style-name="P3">213</text:p>
            <text:p text:style-name="P3">214</text:p>
            <text:p text:style-name="P3">215</text:p>
            <text:p text:style-name="P3">216</text:p>
            <text:p text:style-name="P3">217</text:p>
            <text:p text:style-name="P3">218</text:p>
            <text:p text:style-name="P3">219</text:p>
            <text:p text:style-name="P3">220</text:p>
            <text:p text:style-name="P3">221</text:p>
            <text:p text:style-name="P3">222</text:p>
            <text:p text:style-name="P3">223</text:p>
            <text:p text:style-name="P3">224</text:p>
            <text:p text:style-name="P3">225</text:p>
            <text:p text:style-name="P3">226</text:p>
          </table:table-cell>
          <table:table-cell table:style-name="Table1.A1" office:value-type="string">
            <text:p text:style-name="P2">{-# LANGUAGE DeriveAnyClass <text:s text:c="7"/>#-}</text:p>
            <text:p text:style-name="P5">{-# LANGUAGE DeriveGeneric <text:s text:c="8"/>#-}</text:p>
            <text:p text:style-name="P5">{-# LANGUAGE FlexibleContexts <text:s text:c="5"/>#-}</text:p>
            <text:p text:style-name="P5">{-# LANGUAGE MultiParamTypeClasses #-}</text:p>
            <text:p text:style-name="P5">{-# LANGUAGE NoImplicitPrelude <text:s text:c="4"/>#-}</text:p>
            <text:p text:style-name="P5">{-# LANGUAGE OverloadedStrings <text:s text:c="4"/>#-}</text:p>
            <text:p text:style-name="P5">{-# LANGUAGE ScopedTypeVariables <text:s text:c="2"/>#-}</text:p>
            <text:p text:style-name="P5">{-# LANGUAGE TemplateHaskell <text:s text:c="6"/>#-}</text:p>
            <text:p text:style-name="P5">{-# LANGUAGE TypeApplications <text:s text:c="5"/>#-}</text:p>
            <text:p text:style-name="P5">{-# LANGUAGE TypeFamilies <text:s text:c="9"/>#-}</text:p>
            <text:p text:style-name="P5">{-# LANGUAGE TypeOperators <text:s text:c="8"/>#-}</text:p>
            <text:p text:style-name="P4"/>
            <text:p text:style-name="P4"><text:span text:style-name="T2">module</text:span> <text:span text:style-name="T3">Week06.Oracle.Swap</text:span></text:p>
            <text:p text:style-name="P4"><text:s text:c="4"/>( <text:span text:style-name="T4">SwapSchema</text:span></text:p>
            <text:p text:style-name="P4"><text:s text:c="4"/>, <text:span text:style-name="T5">swap</text:span></text:p>
            <text:p text:style-name="P4"><text:s text:c="4"/>) <text:span text:style-name="T2">where</text:span></text:p>
            <text:p text:style-name="P4"/>
            <text:p text:style-name="P4"><text:span text:style-name="T2">import</text:span> <text:s text:c="10"/><text:span text:style-name="T3">Control.Monad</text:span> <text:s text:c="7"/><text:span text:style-name="T2">hiding</text:span> (<text:span text:style-name="T5">fmap</text:span>)</text:p>
            <text:p text:style-name="P4"><text:span text:style-name="T2">import</text:span> <text:s text:c="10"/><text:span text:style-name="T3">Data.List</text:span> <text:s text:c="11"/>(<text:span text:style-name="T5">find</text:span>)</text:p>
            <text:p text:style-name="P4"><text:span text:style-name="T2">import</text:span> <text:span text:style-name="T2">qualified</text:span> <text:span text:style-name="T3">Data.Map</text:span> <text:s text:c="12"/><text:span text:style-name="T2">as</text:span> Map</text:p>
            <text:p text:style-name="P4"><text:span text:style-name="T2">import</text:span> <text:s text:c="10"/><text:span text:style-name="T3">Data.Maybe</text:span> <text:s text:c="10"/>(<text:span text:style-name="T5">mapMaybe</text:span>)</text:p>
            <text:p text:style-name="P4"><text:span text:style-name="T2">import</text:span> <text:s text:c="10"/><text:span text:style-name="T3">Data.Monoid</text:span> <text:s text:c="9"/>(<text:span text:style-name="T4">Last</text:span> (<text:span text:style-name="T6">..</text:span>))</text:p>
            <text:p text:style-name="P4"><text:span text:style-name="T2">import</text:span> <text:s text:c="10"/><text:span text:style-name="T3">Data.Text</text:span> <text:s text:c="11"/>(<text:span text:style-name="T4">Text</text:span>)</text:p>
            <text:p text:style-name="P4"><text:span text:style-name="T2">import</text:span> <text:s text:c="10"/><text:span text:style-name="T3">Plutus.Contract</text:span> <text:s text:c="5"/><text:span text:style-name="T2">as</text:span> Contract hiding (when)</text:p>
            <text:p text:style-name="P4"><text:span text:style-name="T2">import</text:span> <text:span text:style-name="T2">qualified</text:span> <text:span text:style-name="T3">PlutusTx</text:span></text:p>
            <text:p text:style-name="P4"><text:span text:style-name="T2">import</text:span> <text:s text:c="10"/><text:span text:style-name="T3">PlutusTx.Prelude</text:span> <text:s text:c="4"/><text:span text:style-name="T2">hiding</text:span> (<text:span text:style-name="T4">Semigroup</text:span>(<text:span text:style-name="T6">..</text:span>), (<text:span text:style-name="T6">&lt;$&gt;</text:span>), <text:span text:style-name="T5">unless</text:span>, <text:span text:style-name="T5">mapMaybe</text:span>, <text:span text:style-name="T5">find</text:span>)</text:p>
            <text:p text:style-name="P4"><text:span text:style-name="T2">import</text:span> <text:s text:c="10"/><text:span text:style-name="T3">Ledger</text:span> <text:s text:c="14"/><text:span text:style-name="T2">hiding</text:span> (<text:span text:style-name="T5">singleton</text:span>)</text:p>
            <text:p text:style-name="P4"><text:span text:style-name="T2">import</text:span> <text:s text:c="10"/><text:span text:style-name="T3">Ledger.Constraints</text:span> <text:s text:c="2"/><text:span text:style-name="T2">as</text:span> Constraints</text:p>
            <text:p text:style-name="P4"><text:span text:style-name="T2">import</text:span> <text:span text:style-name="T2">qualified</text:span> <text:span text:style-name="T3">Ledger.Typed.Scripts</text:span> <text:span text:style-name="T2">as</text:span> Scripts</text:p>
            <text:p text:style-name="P4"><text:span text:style-name="T2">import</text:span> <text:s text:c="10"/><text:span text:style-name="T3">Ledger.Ada</text:span> <text:s text:c="10"/><text:span text:style-name="T2">as</text:span> Ada hiding (divide)</text:p>
            <text:p text:style-name="P4"><text:span text:style-name="T2">import</text:span> <text:s text:c="10"/><text:span text:style-name="T3">Ledger.Value</text:span> <text:s text:c="8"/><text:span text:style-name="T2">as</text:span> Value</text:p>
            <text:p text:style-name="P4"><text:span text:style-name="T2">import</text:span> <text:s text:c="10"/><text:span text:style-name="T3">Prelude</text:span> <text:s text:c="13"/>(<text:span text:style-name="T4">Semigroup</text:span> (<text:span text:style-name="T6">..</text:span>), (<text:span text:style-name="T6">&lt;$&gt;</text:span>))</text:p>
            <text:p text:style-name="P4"/>
            <text:p text:style-name="P4"><text:span text:style-name="T2">import</text:span> <text:s text:c="10"/><text:span text:style-name="T3">Week06.Oracle.Core</text:span></text:p>
            <text:p text:style-name="P4"><text:span text:style-name="T2">import</text:span> <text:s text:c="10"/><text:span text:style-name="T3">Week06.Oracle.Funds</text:span></text:p>
            <text:p text:style-name="P4"/>
            <text:p text:style-name="P5">{-# INLINABLE price #-}</text:p>
            <text:p text:style-name="P4"><text:span text:style-name="T5">price</text:span> <text:span text:style-name="T1">::</text:span> <text:span text:style-name="T4">Integer</text:span> <text:span text:style-name="T1">-&gt;</text:span> <text:span text:style-name="T4">Integer</text:span> <text:span text:style-name="T1">-&gt;</text:span> <text:span text:style-name="T4">Integer</text:span></text:p>
            <text:p text:style-name="P4"><text:span text:style-name="T5">price</text:span> lovelace exchangeRate <text:span text:style-name="T1">=</text:span> (lovelace <text:span text:style-name="T6">*</text:span> exchangeRate) `divide` <text:span text:style-name="T7">1000000</text:span></text:p>
            <text:p text:style-name="P4"/>
            <text:p text:style-name="P5">{-# INLINABLE lovelaces #-}</text:p>
            <text:p text:style-name="P4"><text:span text:style-name="T5">lovelaces</text:span> <text:span text:style-name="T1">::</text:span> <text:span text:style-name="T4">Value</text:span> <text:span text:style-name="T1">-&gt;</text:span> <text:span text:style-name="T4">Integer</text:span></text:p>
            <text:p text:style-name="P4"><text:span text:style-name="T5">lovelaces</text:span> <text:span text:style-name="T1">=</text:span> <text:span text:style-name="T4">Ada</text:span><text:span text:style-name="T6">.</text:span>getLovelace <text:span text:style-name="T6">.</text:span> <text:span text:style-name="T4">Ada</text:span><text:span text:style-name="T6">.</text:span>fromValue</text:p>
            <text:p text:style-name="P4"/>
            <text:p text:style-name="P5">{-# INLINABLE mkSwapValidator #-}</text:p>
            <text:p text:style-name="P4"><text:span text:style-name="T5">mkSwapValidator</text:span> <text:span text:style-name="T1">::</text:span> <text:span text:style-name="T4">Oracle</text:span> <text:span text:style-name="T1">-&gt;</text:span> <text:span text:style-name="T4">Address</text:span> <text:span text:style-name="T1">-&gt;</text:span> <text:span text:style-name="T4">PubKeyHash</text:span> <text:span text:style-name="T1">-&gt;</text:span> <text:span text:style-name="T8">()</text:span> <text:span text:style-name="T1">-&gt;</text:span> <text:span text:style-name="T4">ScriptContext</text:span> <text:span text:style-name="T1">-&gt;</text:span> <text:span text:style-name="T4">Bool</text:span></text:p>
            <text:p text:style-name="P4"><text:span text:style-name="T5">mkSwapValidator</text:span> oracle addr pkh <text:span text:style-name="T8">()</text:span> ctx <text:span text:style-name="T1">=</text:span></text:p>
            <text:p text:style-name="P4"><text:s text:c="4"/>txSignedBy info pkh <text:span text:style-name="T6">||</text:span></text:p>
            <text:p text:style-name="P4"><text:s text:c="4"/>(traceIfFalse <text:span text:style-name="T9">"expected exactly two script inputs"</text:span> hasTwoScriptInputs <text:span text:style-name="T6">&amp;&amp;</text:span></text:p>
            <text:p text:style-name="P4"><text:s text:c="5"/>traceIfFalse <text:span text:style-name="T9">"price not paid"</text:span> <text:s text:c="20"/>sellerPaid)</text:p>
            <text:p text:style-name="P4"/>
            <text:p text:style-name="P4"><text:soft-page-break/><text:s text:c="2"/><text:span text:style-name="T2">where</text:span></text:p>
            <text:p text:style-name="P4"><text:s text:c="4"/>info <text:span text:style-name="T1">::</text:span> <text:span text:style-name="T4">TxInfo</text:span></text:p>
            <text:p text:style-name="P4"><text:s text:c="4"/>info <text:span text:style-name="T1">=</text:span> scriptContextTxInfo ctx</text:p>
            <text:p text:style-name="P4"/>
            <text:p text:style-name="P4"><text:s text:c="4"/>oracleInput <text:span text:style-name="T1">::</text:span> <text:span text:style-name="T4">TxOut</text:span></text:p>
            <text:p text:style-name="P4"><text:s text:c="4"/>oracleInput <text:span text:style-name="T1">=</text:span></text:p>
            <text:p text:style-name="P4"><text:s text:c="6"/><text:span text:style-name="T2">let</text:span></text:p>
            <text:p text:style-name="P4"><text:s text:c="8"/>ins <text:span text:style-name="T1">=</text:span> [ o</text:p>
            <text:p text:style-name="P4"><text:s text:c="14"/><text:span text:style-name="T6">|</text:span> i <text:span text:style-name="T1">&lt;-</text:span> txInfoInputs info</text:p>
            <text:p text:style-name="P4"><text:s text:c="14"/>, <text:span text:style-name="T2">let</text:span> o <text:span text:style-name="T1">=</text:span> txInInfoResolved i</text:p>
            <text:p text:style-name="P4"><text:s text:c="14"/>, txOutAddress o <text:span text:style-name="T6">==</text:span> addr</text:p>
            <text:p text:style-name="P4"><text:s text:c="14"/>]</text:p>
            <text:p text:style-name="P4"><text:s text:c="6"/><text:span text:style-name="T2">in</text:span></text:p>
            <text:p text:style-name="P4"><text:s text:c="8"/><text:span text:style-name="T2">case</text:span> ins <text:span text:style-name="T2">of</text:span></text:p>
            <text:p text:style-name="P4"><text:s text:c="12"/>[o] <text:span text:style-name="T1">-&gt;</text:span> o</text:p>
            <text:p text:style-name="P4"><text:s text:c="12"/><text:span text:style-name="T2">_</text:span> <text:s text:c="2"/><text:span text:style-name="T1">-&gt;</text:span> traceError <text:span text:style-name="T9">"expected exactly one oracle input"</text:span></text:p>
            <text:p text:style-name="P4"/>
            <text:p text:style-name="P4"><text:s text:c="4"/>oracleValue' <text:span text:style-name="T1">=</text:span> <text:span text:style-name="T2">case</text:span> oracleValue oracleInput (`findDatum` info) <text:span text:style-name="T2">of</text:span></text:p>
            <text:p text:style-name="P4"><text:s text:c="8"/><text:span text:style-name="T4">Nothing</text:span> <text:span text:style-name="T1">-&gt;</text:span> traceError <text:span text:style-name="T9">"oracle value not found"</text:span></text:p>
            <text:p text:style-name="P4"><text:s text:c="8"/><text:span text:style-name="T4">Just</text:span> x <text:s/><text:span text:style-name="T1">-&gt;</text:span> x</text:p>
            <text:p text:style-name="P4"/>
            <text:p text:style-name="P4"><text:s text:c="4"/>hasTwoScriptInputs <text:span text:style-name="T1">::</text:span> <text:span text:style-name="T4">Bool</text:span></text:p>
            <text:p text:style-name="P4"><text:s text:c="4"/>hasTwoScriptInputs <text:span text:style-name="T1">=</text:span></text:p>
            <text:p text:style-name="P4"><text:s text:c="6"/><text:span text:style-name="T2">let</text:span></text:p>
            <text:p text:style-name="P4"><text:s text:c="8"/>xs <text:span text:style-name="T1">=</text:span> filter (isJust <text:span text:style-name="T6">.</text:span> toValidatorHash <text:span text:style-name="T6">.</text:span> txOutAddress <text:span text:style-name="T6">.</text:span> txInInfoResolved) <text:span text:style-name="T6">$</text:span> txInfoInputs info</text:p>
            <text:p text:style-name="P4"><text:s text:c="6"/><text:span text:style-name="T2">in</text:span></text:p>
            <text:p text:style-name="P4"><text:s text:c="8"/>length xs <text:span text:style-name="T6">==</text:span> <text:span text:style-name="T7">2</text:span></text:p>
            <text:p text:style-name="P4"/>
            <text:p text:style-name="P4"><text:s text:c="4"/>minPrice <text:span text:style-name="T1">::</text:span> <text:span text:style-name="T4">Integer</text:span></text:p>
            <text:p text:style-name="P4"><text:s text:c="4"/>minPrice <text:span text:style-name="T1">=</text:span></text:p>
            <text:p text:style-name="P4"><text:s text:c="6"/><text:span text:style-name="T2">let</text:span></text:p>
            <text:p text:style-name="P4"><text:s text:c="8"/>lovelaceIn <text:span text:style-name="T1">=</text:span> <text:span text:style-name="T2">case</text:span> findOwnInput ctx <text:span text:style-name="T2">of</text:span></text:p>
            <text:p text:style-name="P4"><text:s text:c="12"/><text:span text:style-name="T4">Nothing</text:span> <text:span text:style-name="T1">-&gt;</text:span> traceError <text:span text:style-name="T9">"own input not found"</text:span></text:p>
            <text:p text:style-name="P4"><text:s text:c="12"/><text:span text:style-name="T4">Just</text:span> i <text:s/><text:span text:style-name="T1">-&gt;</text:span> lovelaces <text:span text:style-name="T6">$</text:span> txOutValue <text:span text:style-name="T6">$</text:span> txInInfoResolved i</text:p>
            <text:p text:style-name="P4"><text:s text:c="6"/><text:span text:style-name="T2">in</text:span></text:p>
            <text:p text:style-name="P4"><text:s text:c="8"/>price lovelaceIn oracleValue'</text:p>
            <text:p text:style-name="P4"/>
            <text:p text:style-name="P4"><text:s text:c="4"/>sellerPaid <text:span text:style-name="T1">::</text:span> <text:span text:style-name="T4">Bool</text:span></text:p>
            <text:p text:style-name="P4"><text:s text:c="4"/>sellerPaid <text:span text:style-name="T1">=</text:span></text:p>
            <text:p text:style-name="P4"><text:s text:c="6"/><text:span text:style-name="T2">let</text:span></text:p>
            <text:p text:style-name="P4"><text:s text:c="8"/>pricePaid <text:span text:style-name="T1">::</text:span> <text:span text:style-name="T4">Integer</text:span></text:p>
            <text:p text:style-name="P4"><text:s text:c="8"/>pricePaid <text:span text:style-name="T1">=</text:span> <text:s/>assetClassValueOf (valuePaidTo info pkh) (oAsset oracle)</text:p>
            <text:p text:style-name="P4"><text:s text:c="6"/><text:span text:style-name="T2">in</text:span></text:p>
            <text:p text:style-name="P4"><text:s text:c="8"/>pricePaid <text:span text:style-name="T6">&gt;=</text:span> minPrice</text:p>
            <text:p text:style-name="P4"/>
            <text:p text:style-name="P4"><text:span text:style-name="T2">data</text:span> <text:span text:style-name="T4">Swapping</text:span></text:p>
            <text:p text:style-name="P4"><text:span text:style-name="T2">instance</text:span> <text:span text:style-name="T4">Scripts</text:span><text:span text:style-name="T6">.</text:span><text:span text:style-name="T4">ScriptType</text:span> <text:span text:style-name="T4">Swapping</text:span> <text:span text:style-name="T2">where</text:span></text:p>
            <text:p text:style-name="P4"><text:s text:c="4"/><text:span text:style-name="T2">type</text:span> <text:span text:style-name="T2">instance</text:span> <text:span text:style-name="T4">DatumType</text:span> <text:span text:style-name="T4">Swapping</text:span> <text:span text:style-name="T1">=</text:span> <text:span text:style-name="T4">PubKeyHash</text:span></text:p>
            <text:p text:style-name="P4"><text:s text:c="4"/><text:span text:style-name="T2">type</text:span> <text:span text:style-name="T2">instance</text:span> <text:span text:style-name="T4">RedeemerType</text:span> <text:span text:style-name="T4">Swapping</text:span> <text:span text:style-name="T1">=</text:span> <text:span text:style-name="T8">()</text:span></text:p>
            <text:p text:style-name="P4"/>
            <text:p text:style-name="P4"><text:span text:style-name="T5">swapInst</text:span> <text:span text:style-name="T1">::</text:span> <text:span text:style-name="T4">Oracle</text:span> <text:span text:style-name="T1">-&gt;</text:span> <text:span text:style-name="T4">Scripts</text:span><text:span text:style-name="T6">.</text:span><text:span text:style-name="T4">ScriptInstance</text:span> <text:span text:style-name="T4">Swapping</text:span></text:p>
            <text:p text:style-name="P4"><text:span text:style-name="T5">swapInst</text:span> oracle <text:span text:style-name="T1">=</text:span> <text:span text:style-name="T4">Scripts</text:span><text:span text:style-name="T6">.</text:span>validator <text:span text:style-name="T6">@</text:span><text:span text:style-name="T4">Swapping</text:span></text:p>
            <text:p text:style-name="P4"><text:soft-page-break/><text:s text:c="4"/>(<text:span text:style-name="T6">$$</text:span>(<text:span text:style-name="T4">PlutusTx</text:span><text:span text:style-name="T6">.</text:span>compile [<text:span text:style-name="T6">||</text:span> mkSwapValidator <text:span text:style-name="T6">||</text:span>])</text:p>
            <text:p text:style-name="P4"><text:s text:c="8"/>`<text:span text:style-name="T4">PlutusTx</text:span><text:span text:style-name="T6">.</text:span>applyCode` <text:span text:style-name="T4">PlutusTx</text:span><text:span text:style-name="T6">.</text:span>liftCode oracle</text:p>
            <text:p text:style-name="P4"><text:s text:c="8"/>`<text:span text:style-name="T4">PlutusTx</text:span><text:span text:style-name="T6">.</text:span>applyCode` <text:span text:style-name="T4">PlutusTx</text:span><text:span text:style-name="T6">.</text:span>liftCode (oracleAddress oracle))</text:p>
            <text:p text:style-name="P4"><text:s text:c="4"/><text:span text:style-name="T6">$$</text:span>(<text:span text:style-name="T4">PlutusTx</text:span><text:span text:style-name="T6">.</text:span>compile [<text:span text:style-name="T6">||</text:span> wrap <text:span text:style-name="T6">||</text:span>])</text:p>
            <text:p text:style-name="P4"><text:s text:c="2"/><text:span text:style-name="T2">where</text:span></text:p>
            <text:p text:style-name="P4"><text:s text:c="4"/>wrap <text:span text:style-name="T1">=</text:span> <text:span text:style-name="T4">Scripts</text:span><text:span text:style-name="T6">.</text:span>wrapValidator <text:span text:style-name="T6">@</text:span><text:span text:style-name="T4">PubKeyHash</text:span> <text:span text:style-name="T6">@</text:span><text:span text:style-name="T8">()</text:span></text:p>
            <text:p text:style-name="P4"/>
            <text:p text:style-name="P4"><text:span text:style-name="T5">swapValidator</text:span> <text:span text:style-name="T1">::</text:span> <text:span text:style-name="T4">Oracle</text:span> <text:span text:style-name="T1">-&gt;</text:span> <text:span text:style-name="T4">Validator</text:span></text:p>
            <text:p text:style-name="P4"><text:span text:style-name="T5">swapValidator</text:span> <text:span text:style-name="T1">=</text:span> <text:span text:style-name="T4">Scripts</text:span><text:span text:style-name="T6">.</text:span>validatorScript <text:span text:style-name="T6">.</text:span> swapInst</text:p>
            <text:p text:style-name="P4"/>
            <text:p text:style-name="P4"><text:span text:style-name="T5">swapAddress</text:span> <text:span text:style-name="T1">::</text:span> <text:span text:style-name="T4">Oracle</text:span> <text:span text:style-name="T1">-&gt;</text:span> <text:span text:style-name="T4">Ledger</text:span><text:span text:style-name="T6">.</text:span><text:span text:style-name="T4">Address</text:span></text:p>
            <text:p text:style-name="P4"><text:span text:style-name="T5">swapAddress</text:span> <text:span text:style-name="T1">=</text:span> scriptAddress <text:span text:style-name="T6">.</text:span> swapValidator</text:p>
            <text:p text:style-name="P4"/>
            <text:p text:style-name="P4"><text:span text:style-name="T5">offerSwap</text:span> <text:span text:style-name="T1">::</text:span> forall w s<text:span text:style-name="T6">.</text:span> <text:span text:style-name="T4">HasBlockchainActions</text:span> s <text:span text:style-name="T1">=&gt;</text:span> <text:span text:style-name="T4">Oracle</text:span> <text:span text:style-name="T1">-&gt;</text:span> <text:span text:style-name="T4">Integer</text:span> <text:span text:style-name="T1">-&gt;</text:span> <text:span text:style-name="T4">Contract</text:span> w s <text:span text:style-name="T4">Text</text:span> <text:span text:style-name="T8">()</text:span></text:p>
            <text:p text:style-name="P4"><text:span text:style-name="T5">offerSwap</text:span> oracle amt <text:span text:style-name="T1">=</text:span> <text:span text:style-name="T2">do</text:span></text:p>
            <text:p text:style-name="P4"><text:s text:c="4"/>pkh <text:span text:style-name="T1">&lt;-</text:span> pubKeyHash <text:span text:style-name="T6">&lt;$&gt;</text:span> <text:span text:style-name="T4">Contract</text:span><text:span text:style-name="T6">.</text:span>ownPubKey</text:p>
            <text:p text:style-name="P4"><text:s text:c="4"/><text:span text:style-name="T2">let</text:span> tx <text:span text:style-name="T1">=</text:span> <text:span text:style-name="T4">Constraints</text:span><text:span text:style-name="T6">.</text:span>mustPayToTheScript pkh <text:span text:style-name="T6">$</text:span> <text:span text:style-name="T4">Ada</text:span><text:span text:style-name="T6">.</text:span>lovelaceValueOf amt</text:p>
            <text:p text:style-name="P4"><text:s text:c="4"/>ledgerTx <text:span text:style-name="T1">&lt;-</text:span> submitTxConstraints (swapInst oracle) tx</text:p>
            <text:p text:style-name="P4"><text:s text:c="4"/>awaitTxConfirmed <text:span text:style-name="T6">$</text:span> txId ledgerTx</text:p>
            <text:p text:style-name="P4"><text:s text:c="4"/>logInfo <text:span text:style-name="T6">@</text:span><text:span text:style-name="T4">String</text:span> <text:span text:style-name="T6">$</text:span> <text:span text:style-name="T9">"offered "</text:span> <text:span text:style-name="T6">++</text:span> show amt <text:span text:style-name="T6">++</text:span> <text:span text:style-name="T9">" lovelace for swap"</text:span></text:p>
            <text:p text:style-name="P4"/>
            <text:p text:style-name="P4"><text:span text:style-name="T5">findSwaps</text:span> <text:span text:style-name="T1">::</text:span> <text:span text:style-name="T4">HasBlockchainActions</text:span> s <text:span text:style-name="T1">=&gt;</text:span> <text:span text:style-name="T4">Oracle</text:span> <text:span text:style-name="T1">-&gt;</text:span> (<text:span text:style-name="T4">PubKeyHash</text:span> <text:span text:style-name="T1">-&gt;</text:span> <text:span text:style-name="T4">Bool</text:span>) <text:span text:style-name="T1">-&gt;</text:span> <office:annotation office:name="__Annotation__5_67687456" loext:resolved="false"><dc:creator>Unknown Author</dc:creator><dc:date>2021-05-28T14:25:29.534967285</dc:date><text:p text:style-name="P7"><text:span text:style-name="T10">Converts to `contract type`</text:span></text:p></office:annotation><text:span text:style-name="T4">Contract</text:span> w s <text:span text:style-name="T4">Text</text:span> [(<text:span text:style-name="T4">TxOutRef</text:span>, <text:span text:style-name="T4">TxOutTx</text:span>, <text:span text:style-name="T4">PubKeyHash</text:span>)]<office:annotation-end office:name="__Annotation__5_67687456"/></text:p>
            <text:p text:style-name="P4"><text:span text:style-name="T5">findSwaps</text:span> oracle p <text:span text:style-name="T1">=</text:span> <text:span text:style-name="T2">do</text:span></text:p>
            <text:p text:style-name="P4"><text:s text:c="4"/>utxos <text:span text:style-name="T1">&lt;-</text:span> utxoAt <text:span text:style-name="T6">$</text:span> swapAddress oracle</text:p>
            <text:p text:style-name="P4"><text:s text:c="4"/>return <text:span text:style-name="T6">$</text:span> mapMaybe g <text:span text:style-name="T6">$</text:span> <text:span text:style-name="T4">Map</text:span><text:span text:style-name="T6">.</text:span>toList utxos</text:p>
            <text:p text:style-name="P4"><text:s text:c="2"/><text:span text:style-name="T2">where</text:span></text:p>
            <text:p text:style-name="P4"><text:s text:c="4"/>f <text:span text:style-name="T1">::</text:span> <text:span text:style-name="T4">TxOutTx</text:span> <text:span text:style-name="T1">-&gt;</text:span> <text:span text:style-name="T4">Maybe</text:span> <text:span text:style-name="T4">PubKeyHash</text:span></text:p>
            <text:p text:style-name="P4"><text:s text:c="4"/>f o <text:span text:style-name="T1">=</text:span> <text:span text:style-name="T2">do</text:span></text:p>
            <text:p text:style-name="P4"><text:s text:c="8"/>dh <text:s text:c="7"/><text:span text:style-name="T1">&lt;-</text:span> txOutDatumHash <text:span text:style-name="T6">$</text:span> txOutTxOut o</text:p>
            <text:p text:style-name="P4"><text:s text:c="8"/>(<text:span text:style-name="T4">Datum</text:span> d) <text:span text:style-name="T1">&lt;-</text:span> <text:span text:style-name="T4">Map</text:span><text:span text:style-name="T6">.</text:span>lookup dh <text:span text:style-name="T6">$</text:span> txData <text:span text:style-name="T6">$</text:span> txOutTxTx o</text:p>
            <text:p text:style-name="P4"><text:s text:c="8"/><text:span text:style-name="T4">PlutusTx</text:span><text:span text:style-name="T6">.</text:span>fromData d</text:p>
            <text:p text:style-name="P4"/>
            <text:p text:style-name="P4"><text:s text:c="4"/>g <text:span text:style-name="T1">::</text:span> (<text:span text:style-name="T4">TxOutRef</text:span>, <text:span text:style-name="T4">TxOutTx</text:span>) <text:span text:style-name="T1">-&gt;</text:span> <text:span text:style-name="T4">Maybe</text:span> (<text:span text:style-name="T4">TxOutRef</text:span>, <text:span text:style-name="T4">TxOutTx</text:span>, <text:span text:style-name="T4">PubKeyHash</text:span>)</text:p>
            <text:p text:style-name="P4"><text:s text:c="4"/>g (oref, o) <text:span text:style-name="T1">=</text:span> <text:span text:style-name="T2">do</text:span></text:p>
            <text:p text:style-name="P4"><text:s text:c="8"/>pkh <text:span text:style-name="T1">&lt;-</text:span> f o</text:p>
            <text:p text:style-name="P4"><text:s text:c="8"/>guard <text:span text:style-name="T6">$</text:span> p pkh</text:p>
            <text:p text:style-name="P4"><text:s text:c="8"/>return (oref, o, pkh)</text:p>
            <text:p text:style-name="P4"/>
            <text:p text:style-name="P4"><text:span text:style-name="T5">retrieveSwaps</text:span> <text:span text:style-name="T1">::</text:span> <text:span text:style-name="T4">HasBlockchainActions</text:span> s <text:span text:style-name="T1">=&gt;</text:span> <text:span text:style-name="T4">Oracle</text:span> <text:span text:style-name="T1">-&gt;</text:span> <text:span text:style-name="T4">Contract</text:span> w s <text:span text:style-name="T4">Text</text:span> <text:span text:style-name="T8">()</text:span></text:p>
            <text:p text:style-name="P4"><text:span text:style-name="T5">retrieveSwaps</text:span> oracle <text:span text:style-name="T1">=</text:span> <text:span text:style-name="T2">do</text:span></text:p>
            <text:p text:style-name="P4"><text:s text:c="4"/>pkh <text:span text:style-name="T1">&lt;-</text:span> pubKeyHash <text:span text:style-name="T6">&lt;$&gt;</text:span> ownPubKey</text:p>
            <text:p text:style-name="P4"><text:s text:c="4"/>xs <text:span text:style-name="T1">&lt;-</text:span> findSwaps oracle (<text:span text:style-name="T6">==</text:span> pkh)</text:p>
            <text:p text:style-name="P4"><text:s text:c="4"/><text:span text:style-name="T2">case</text:span> xs <text:span text:style-name="T2">of</text:span></text:p>
            <text:p text:style-name="P4"><text:s text:c="8"/><text:span text:style-name="T4">[]</text:span> <text:span text:style-name="T1">-&gt;</text:span> logInfo <text:span text:style-name="T6">@</text:span><text:span text:style-name="T4">String</text:span> <text:span text:style-name="T9">"no swaps found"</text:span></text:p>
            <text:p text:style-name="P4"><text:s text:c="8"/><text:span text:style-name="T2">_</text:span> <text:s/><text:span text:style-name="T1">-&gt;</text:span> <text:span text:style-name="T2">do</text:span></text:p>
            <text:p text:style-name="P4"><text:s text:c="12"/><text:span text:style-name="T2">let</text:span> lookups <text:span text:style-name="T1">=</text:span> <text:span text:style-name="T4">Constraints</text:span><text:span text:style-name="T6">.</text:span>unspentOutputs (<text:span text:style-name="T4">Map</text:span><text:span text:style-name="T6">.</text:span>fromList [(oref, o) <text:span text:style-name="T6">|</text:span> (oref, o, <text:span text:style-name="T2">_</text:span>) <text:span text:style-name="T1">&lt;-</text:span> xs]) <text:span text:style-name="T6">&lt;&gt;</text:span></text:p>
            <text:p text:style-name="P4"><text:s text:c="26"/><text:span text:style-name="T4">Constraints</text:span><text:span text:style-name="T6">.</text:span>otherScript (swapValidator oracle)</text:p>
            <text:p text:style-name="P4"><text:s text:c="16"/>tx <text:s text:c="5"/><text:span text:style-name="T1">=</text:span> mconcat [<text:span text:style-name="T4">Constraints</text:span><text:span text:style-name="T6">.</text:span>mustSpendScriptOutput oref <text:span text:style-name="T6">$</text:span> <text:span text:style-name="T4">Redeemer</text:span> <text:span text:style-name="T6">$</text:span> <text:span text:style-name="T4">PlutusTx</text:span><text:span text:style-name="T6">.</text:span>toData <text:span text:style-name="T8">()</text:span> <text:span text:style-name="T6">|</text:span> (oref, <text:span text:style-name="T2">_</text:span>, <text:span text:style-name="T2">_</text:span>) <text:span text:style-name="T1">&lt;-</text:span> xs]</text:p>
            <text:p text:style-name="P4"><text:s text:c="12"/>ledgerTx <text:span text:style-name="T1">&lt;-</text:span> submitTxConstraintsWith <text:span text:style-name="T6">@</text:span><text:span text:style-name="T4">Swapping</text:span> lookups tx</text:p>
            <text:p text:style-name="P4"><text:s text:c="12"/>awaitTxConfirmed <text:span text:style-name="T6">$</text:span> txId ledgerTx</text:p>
            <text:p text:style-name="P4"><text:s text:c="12"/>logInfo <text:span text:style-name="T6">@</text:span><text:span text:style-name="T4">String</text:span> <text:span text:style-name="T6">$</text:span> <text:span text:style-name="T9">"retrieved "</text:span> <text:span text:style-name="T6">++</text:span> show (length xs) <text:span text:style-name="T6">++</text:span> <text:span text:style-name="T9">" swap(s)"</text:span></text:p>
            <text:p text:style-name="P4"/>
            <text:p text:style-name="P4"><text:soft-page-break/><text:span text:style-name="T5">useSwap</text:span> <text:span text:style-name="T1">::</text:span> forall w s<text:span text:style-name="T6">.</text:span> <text:span text:style-name="T4">HasBlockchainActions</text:span> s <text:span text:style-name="T1">=&gt;</text:span> <text:span text:style-name="T4">Oracle</text:span> <text:span text:style-name="T1">-&gt;</text:span> <text:span text:style-name="T4">Contract</text:span> w s <text:span text:style-name="T4">Text</text:span> <text:span text:style-name="T8">()</text:span></text:p>
            <text:p text:style-name="P4"><text:span text:style-name="T5">useSwap</text:span> oracle <text:span text:style-name="T1">=</text:span> <text:span text:style-name="T2">do</text:span></text:p>
            <text:p text:style-name="P4"><text:s text:c="4"/>funds <text:span text:style-name="T1">&lt;-</text:span> ownFunds</text:p>
            <text:p text:style-name="P4"><text:s text:c="4"/><text:span text:style-name="T2">let</text:span> amt <text:span text:style-name="T1">=</text:span> assetClassValueOf funds <text:span text:style-name="T6">$</text:span> oAsset oracle</text:p>
            <text:p text:style-name="P4"><text:s text:c="4"/>logInfo <text:span text:style-name="T6">@</text:span><text:span text:style-name="T4">String</text:span> <text:span text:style-name="T6">$</text:span> <text:span text:style-name="T9">"available assets: "</text:span> <text:span text:style-name="T6">++</text:span> show amt</text:p>
            <text:p text:style-name="P4"/>
            <text:p text:style-name="P4"><text:s text:c="4"/>m <text:span text:style-name="T1">&lt;-</text:span> findOracle oracle</text:p>
            <text:p text:style-name="P4"><text:s text:c="4"/><text:span text:style-name="T2">case</text:span> m <text:span text:style-name="T2">of</text:span></text:p>
            <text:p text:style-name="P4"><text:s text:c="8"/><text:span text:style-name="T4">Nothing</text:span> <text:s text:c="10"/><text:span text:style-name="T1">-&gt;</text:span> logInfo <text:span text:style-name="T6">@</text:span><text:span text:style-name="T4">String</text:span> <text:span text:style-name="T9">"oracle not found"</text:span></text:p>
            <text:p text:style-name="P4"><text:s text:c="8"/><text:span text:style-name="T4">Just</text:span> (oref, o, x) <text:span text:style-name="T1">-&gt;</text:span> <text:span text:style-name="T2">do</text:span></text:p>
            <text:p text:style-name="P4"><text:s text:c="12"/>logInfo <text:span text:style-name="T6">@</text:span><text:span text:style-name="T4">String</text:span> <text:span text:style-name="T6">$</text:span> <text:span text:style-name="T9">"found oracle, exchange rate "</text:span> <text:span text:style-name="T6">++</text:span> show x</text:p>
            <text:p text:style-name="P4"><text:s text:c="12"/>pkh <text:s text:c="2"/><text:span text:style-name="T1">&lt;-</text:span> pubKeyHash <text:span text:style-name="T6">&lt;$&gt;</text:span> <text:span text:style-name="T4">Contract</text:span><text:span text:style-name="T6">.</text:span>ownPubKey</text:p>
            <text:p text:style-name="P4"><text:s text:c="12"/>swaps <text:span text:style-name="T1">&lt;-</text:span> findSwaps oracle (<text:span text:style-name="T6">/=</text:span> pkh)</text:p>
            <text:p text:style-name="P4"><text:s text:c="12"/><text:span text:style-name="T2">case</text:span> find (f amt x) swaps <text:span text:style-name="T2">of</text:span></text:p>
            <text:p text:style-name="P4"><text:s text:c="16"/><text:span text:style-name="T4">Nothing</text:span> <text:s text:c="15"/><text:span text:style-name="T1">-&gt;</text:span> logInfo <text:span text:style-name="T6">@</text:span><text:span text:style-name="T4">String</text:span> <text:span text:style-name="T9">"no suitable swap found"</text:span></text:p>
            <text:p text:style-name="P4"><text:s text:c="16"/><text:span text:style-name="T4">Just</text:span> (oref', o', pkh') <text:span text:style-name="T1">-&gt;</text:span> <text:span text:style-name="T2">do</text:span></text:p>
            <text:p text:style-name="P4"><text:s text:c="20"/><text:span text:style-name="T2">let</text:span> v <text:s text:c="6"/><text:span text:style-name="T1">=</text:span> txOutValue (txOutTxOut o) <text:span text:style-name="T6">&lt;&gt;</text:span> lovelaceValueOf (oFee oracle)</text:p>
            <text:p text:style-name="P4"><text:s text:c="24"/>p <text:s text:c="6"/><text:span text:style-name="T1">=</text:span> assetClassValue (oAsset oracle) <text:span text:style-name="T6">$</text:span> price (lovelaces <text:span text:style-name="T6">$</text:span> txOutValue <text:span text:style-name="T6">$</text:span> txOutTxOut o') x</text:p>
            <text:p text:style-name="P4"><text:s text:c="24"/>lookups <text:span text:style-name="T1">=</text:span> <text:span text:style-name="T4">Constraints</text:span><text:span text:style-name="T6">.</text:span>otherScript (swapValidator oracle) <text:s text:c="20"/><text:span text:style-name="T6">&lt;&gt;</text:span></text:p>
            <text:p text:style-name="P4"><text:s text:c="34"/><text:span text:style-name="T4">Constraints</text:span><text:span text:style-name="T6">.</text:span>otherScript (oracleValidator oracle) <text:s text:c="18"/><text:span text:style-name="T6">&lt;&gt;</text:span></text:p>
            <text:p text:style-name="P4"><text:s text:c="34"/><text:span text:style-name="T4">Constraints</text:span><text:span text:style-name="T6">.</text:span>unspentOutputs (<text:span text:style-name="T4">Map</text:span><text:span text:style-name="T6">.</text:span>fromList [(oref, o), (oref', o')])</text:p>
            <text:p text:style-name="P4"><text:s text:c="24"/>tx <text:s text:c="5"/><text:span text:style-name="T1">=</text:span> <text:span text:style-name="T4">Constraints</text:span><text:span text:style-name="T6">.</text:span>mustSpendScriptOutput oref <text:s/>(<text:span text:style-name="T4">Redeemer</text:span> <text:span text:style-name="T6">$</text:span> <text:span text:style-name="T4">PlutusTx</text:span><text:span text:style-name="T6">.</text:span>toData <text:span text:style-name="T4">Use</text:span>) <text:span text:style-name="T6">&lt;&gt;</text:span></text:p>
            <text:p text:style-name="P4"><text:s text:c="34"/><text:span text:style-name="T4">Constraints</text:span><text:span text:style-name="T6">.</text:span>mustSpendScriptOutput oref' (<text:span text:style-name="T4">Redeemer</text:span> <text:span text:style-name="T6">$</text:span> <text:span text:style-name="T4">PlutusTx</text:span><text:span text:style-name="T6">.</text:span>toData <text:span text:style-name="T8">()</text:span>) <text:s/><text:span text:style-name="T6">&lt;&gt;</text:span></text:p>
            <text:p text:style-name="P4"><text:s text:c="34"/><text:span text:style-name="T4">Constraints</text:span><text:span text:style-name="T6">.</text:span>mustPayToOtherScript</text:p>
            <text:p text:style-name="P4"><text:s text:c="36"/>(validatorHash <text:span text:style-name="T6">$</text:span> oracleValidator oracle)</text:p>
            <text:p text:style-name="P4"><text:s text:c="36"/>(<text:span text:style-name="T4">Datum</text:span> <text:span text:style-name="T6">$</text:span> <text:span text:style-name="T4">PlutusTx</text:span><text:span text:style-name="T6">.</text:span>toData x)</text:p>
            <text:p text:style-name="P4"><text:s text:c="36"/>v <text:s text:c="69"/><text:span text:style-name="T6">&lt;&gt;</text:span></text:p>
            <text:p text:style-name="P4"><text:s text:c="34"/><text:span text:style-name="T4">Constraints</text:span><text:span text:style-name="T6">.</text:span>mustPayToPubKey pkh' p</text:p>
            <text:p text:style-name="P4"><text:s text:c="20"/>ledgerTx <text:span text:style-name="T1">&lt;-</text:span> submitTxConstraintsWith <text:span text:style-name="T6">@</text:span><text:span text:style-name="T4">Swapping</text:span> lookups tx</text:p>
            <text:p text:style-name="P4"><text:s text:c="20"/>awaitTxConfirmed <text:span text:style-name="T6">$</text:span> txId ledgerTx</text:p>
            <text:p text:style-name="P4"><text:s text:c="20"/>logInfo <text:span text:style-name="T6">@</text:span><text:span text:style-name="T4">String</text:span> <text:span text:style-name="T6">$</text:span> <text:span text:style-name="T9">"made swap with price "</text:span> <text:span text:style-name="T6">++</text:span> show (<text:span text:style-name="T4">Value</text:span><text:span text:style-name="T6">.</text:span>flattenValue p)</text:p>
            <text:p text:style-name="P4"><text:s text:c="2"/><text:span text:style-name="T2">where</text:span></text:p>
            <text:p text:style-name="P4"><text:s text:c="4"/>getPrice <text:span text:style-name="T1">::</text:span> <text:span text:style-name="T4">Integer</text:span> <text:span text:style-name="T1">-&gt;</text:span> <text:span text:style-name="T4">TxOutTx</text:span> <text:span text:style-name="T1">-&gt;</text:span> <text:span text:style-name="T4">Integer</text:span></text:p>
            <text:p text:style-name="P4"><text:s text:c="4"/>getPrice x o <text:span text:style-name="T1">=</text:span> price (lovelaces <text:span text:style-name="T6">$</text:span> txOutValue <text:span text:style-name="T6">$</text:span> txOutTxOut o) x</text:p>
            <text:p text:style-name="P4"/>
            <text:p text:style-name="P4"><text:s text:c="4"/>f <text:span text:style-name="T1">::</text:span> <text:span text:style-name="T4">Integer</text:span> <text:span text:style-name="T1">-&gt;</text:span> <text:span text:style-name="T4">Integer</text:span> <text:span text:style-name="T1">-&gt;</text:span> (<text:span text:style-name="T4">TxOutRef</text:span>, <text:span text:style-name="T4">TxOutTx</text:span>, <text:span text:style-name="T4">PubKeyHash</text:span>) <text:span text:style-name="T1">-&gt;</text:span> <text:span text:style-name="T4">Bool</text:span></text:p>
            <text:p text:style-name="P4"><text:s text:c="4"/>f amt x (<text:span text:style-name="T2">_</text:span>, o, <text:span text:style-name="T2">_</text:span>) <text:span text:style-name="T1">=</text:span> getPrice x o <text:span text:style-name="T6">&lt;=</text:span> amt</text:p>
            <text:p text:style-name="P4"/>
            <text:p text:style-name="P4"><text:span text:style-name="T2">type</text:span> <text:span text:style-name="T4">SwapSchema</text:span> <text:span text:style-name="T1">=</text:span></text:p>
            <text:p text:style-name="P4"><text:s text:c="4"/><text:span text:style-name="T4">BlockchainActions</text:span></text:p>
            <text:p text:style-name="P4"><text:s text:c="8"/><text:span text:style-name="T6">.\/</text:span> <text:span text:style-name="T4">Endpoint</text:span> <text:span text:style-name="T9">"offer"</text:span> <text:s text:c="3"/><text:span text:style-name="T4">Integer</text:span></text:p>
            <text:p text:style-name="P4"><text:s text:c="8"/><text:span text:style-name="T6">.\/</text:span> <text:span text:style-name="T4">Endpoint</text:span> <text:span text:style-name="T9">"retrieve"</text:span> <text:span text:style-name="T8">()</text:span></text:p>
            <text:p text:style-name="P4"><text:s text:c="8"/><text:span text:style-name="T6">.\/</text:span> <text:span text:style-name="T4">Endpoint</text:span> <text:span text:style-name="T9">"use"</text:span> <text:s text:c="5"/><text:span text:style-name="T8">()</text:span></text:p>
            <text:p text:style-name="P4"><text:s text:c="8"/><text:span text:style-name="T6">.\/</text:span> <text:span text:style-name="T4">Endpoint</text:span> <text:span text:style-name="T9">"funds"</text:span> <text:s text:c="3"/><text:span text:style-name="T8">()</text:span></text:p>
            <text:p text:style-name="P4"/>
            <text:p text:style-name="P4"><text:span text:style-name="T5">swap</text:span> <text:span text:style-name="T1">::</text:span> <text:span text:style-name="T4">Oracle</text:span> <text:span text:style-name="T1">-&gt;</text:span> <text:span text:style-name="T4">Contract</text:span> (<text:span text:style-name="T4">Last</text:span> <text:span text:style-name="T4">Value</text:span>) <text:span text:style-name="T4">SwapSchema</text:span> <text:span text:style-name="T4">Text</text:span> <text:span text:style-name="T8">()</text:span></text:p>
            <text:p text:style-name="P4"><text:span text:style-name="T5">swap</text:span> oracle <text:span text:style-name="T1">=</text:span> (offer `select` retrieve `select` use `select` funds) <text:span text:style-name="T6">&gt;&gt;</text:span> swap oracle</text:p>
            <text:p text:style-name="P4"><text:s text:c="2"/><text:span text:style-name="T2">where</text:span></text:p>
            <text:p text:style-name="P4"><text:s text:c="4"/>offer <text:span text:style-name="T1">::</text:span> <text:span text:style-name="T4">Contract</text:span> (<text:span text:style-name="T4">Last</text:span> <text:span text:style-name="T4">Value</text:span>) <text:span text:style-name="T4">SwapSchema</text:span> <text:span text:style-name="T4">Text</text:span> <text:span text:style-name="T8">()</text:span></text:p>
            <text:p text:style-name="P4"><text:s text:c="4"/>offer <text:span text:style-name="T1">=</text:span> h <text:span text:style-name="T6">$</text:span> <text:span text:style-name="T2">do</text:span></text:p>
            <text:p text:style-name="P4"><text:s text:c="8"/>amt <text:span text:style-name="T1">&lt;-</text:span> endpoint <text:span text:style-name="T6">@</text:span><text:span text:style-name="T9">"offer"</text:span></text:p>
            <text:p text:style-name="P4"><text:s text:c="8"/>offerSwap oracle amt</text:p>
            <text:p text:style-name="P4"><text:soft-page-break/></text:p>
            <text:p text:style-name="P4"><text:s text:c="4"/>retrieve <text:span text:style-name="T1">::</text:span> <text:span text:style-name="T4">Contract</text:span> (<text:span text:style-name="T4">Last</text:span> <text:span text:style-name="T4">Value</text:span>) <text:span text:style-name="T4">SwapSchema</text:span> <text:span text:style-name="T4">Text</text:span> <text:span text:style-name="T8">()</text:span></text:p>
            <text:p text:style-name="P4"><text:s text:c="4"/>retrieve <text:span text:style-name="T1">=</text:span> h <text:span text:style-name="T6">$</text:span> <text:span text:style-name="T2">do</text:span></text:p>
            <text:p text:style-name="P4"><text:s text:c="8"/>endpoint <text:span text:style-name="T6">@</text:span><text:span text:style-name="T9">"retrieve"</text:span></text:p>
            <text:p text:style-name="P4"><text:s text:c="8"/>retrieveSwaps oracle</text:p>
            <text:p text:style-name="P4"/>
            <text:p text:style-name="P4"><text:s text:c="4"/>use <text:span text:style-name="T1">::</text:span> <text:span text:style-name="T4">Contract</text:span> (<text:span text:style-name="T4">Last</text:span> <text:span text:style-name="T4">Value</text:span>) <text:span text:style-name="T4">SwapSchema</text:span> <text:span text:style-name="T4">Text</text:span> <text:span text:style-name="T8">()</text:span></text:p>
            <text:p text:style-name="P4"><text:s text:c="4"/>use <text:span text:style-name="T1">=</text:span> h <text:span text:style-name="T6">$</text:span> <text:span text:style-name="T2">do</text:span></text:p>
            <text:p text:style-name="P4"><text:s text:c="8"/>endpoint <text:span text:style-name="T6">@</text:span><text:span text:style-name="T9">"use"</text:span></text:p>
            <text:p text:style-name="P4"><text:s text:c="8"/>useSwap oracle</text:p>
            <text:p text:style-name="P4"/>
            <text:p text:style-name="P4"><text:s text:c="4"/>funds <text:span text:style-name="T1">::</text:span> <text:span text:style-name="T4">Contract</text:span> (<text:span text:style-name="T4">Last</text:span> <text:span text:style-name="T4">Value</text:span>) <text:span text:style-name="T4">SwapSchema</text:span> <text:span text:style-name="T4">Text</text:span> <text:span text:style-name="T8">()</text:span></text:p>
            <text:p text:style-name="P4"><text:s text:c="4"/>funds <text:span text:style-name="T1">=</text:span> h <text:span text:style-name="T6">$</text:span> <text:span text:style-name="T2">do</text:span></text:p>
            <text:p text:style-name="P4"><text:s text:c="8"/>endpoint <text:span text:style-name="T6">@</text:span><text:span text:style-name="T9">"funds"</text:span></text:p>
            <text:p text:style-name="P4"><text:s text:c="8"/>v <text:span text:style-name="T1">&lt;-</text:span> ownFunds</text:p>
            <text:p text:style-name="P4"><text:s text:c="8"/>tell <text:span text:style-name="T6">$</text:span> <text:span text:style-name="T4">Last</text:span> <text:span text:style-name="T6">$</text:span> <text:span text:style-name="T4">Just</text:span> v</text:p>
            <text:p text:style-name="P4"/>
            <text:p text:style-name="P4"><text:s text:c="4"/>h <text:span text:style-name="T1">::</text:span> <text:span text:style-name="T4">Contract</text:span> (<text:span text:style-name="T4">Last</text:span> <text:span text:style-name="T4">Value</text:span>) <text:span text:style-name="T4">SwapSchema</text:span> <text:span text:style-name="T4">Text</text:span> <text:span text:style-name="T8">()</text:span> <text:span text:style-name="T1">-&gt;</text:span> <text:span text:style-name="T4">Contract</text:span> (<text:span text:style-name="T4">Last</text:span> <text:span text:style-name="T4">Value</text:span>) <text:span text:style-name="T4">SwapSchema</text:span> <text:span text:style-name="T4">Text</text:span> <text:span text:style-name="T8">()</text:span></text:p>
            <text:p text:style-name="P4"><text:s text:c="4"/>h <text:span text:style-name="T1">=</text:span> handleError logError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591cm" fo:page-height="33.02cm" style:num-format="1" style:print-orientation="portrait" fo:margin-top="2cm" fo:margin-bottom="2cm" fo:margin-left="0.499cm" fo:margin-right="2cm" fo:border="none" fo:padding="0cm" fo:background-color="#dee6e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ee6ef" draw:opacity="10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8T13:46:27.678515196</meta:creation-date>
    <dc:date>2021-05-28T20:08:31.053071526</dc:date>
    <meta:editing-duration>PT9M46S</meta:editing-duration>
    <meta:editing-cycles>5</meta:editing-cycles>
    <meta:generator>LibreOffice/6.4.7.2$Linux_X86_64 LibreOffice_project/40$Build-2</meta:generator>
    <meta:document-statistic meta:table-count="1" meta:image-count="0" meta:object-count="0" meta:page-count="5" meta:paragraph-count="423" meta:word-count="1262" meta:character-count="9327" meta:non-whitespace-character-count="6589"/>
  </office:meta>
</office:document-meta>
</file>